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T Sans" svg:font-family="'PT San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800000"/>
    </style:style>
    <style:style style:name="P2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444444" style:font-name="PT Sans" fo:font-size="9.75pt" fo:letter-spacing="normal" fo:font-style="normal" fo:font-weight="normal" officeooo:paragraph-rsid="001d76d0"/>
    </style:style>
    <style:style style:name="P3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PT Sans" fo:font-size="9.75pt" fo:letter-spacing="normal" fo:font-style="normal" fo:font-weight="normal" officeooo:paragraph-rsid="001d76d0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PT Sans" fo:font-size="9.75pt" fo:letter-spacing="normal" fo:font-style="normal" fo:font-weight="normal" officeooo:paragraph-rsid="001e359c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800000" style:font-name="PT Sans" fo:font-size="9.75pt" fo:letter-spacing="normal" fo:font-style="normal" fo:font-weight="normal"/>
    </style:style>
    <style:style style:name="T1" style:family="text">
      <style:text-properties officeooo:rsid="001d76d0"/>
    </style:style>
    <style:style style:name="T2" style:family="text">
      <style:text-properties officeooo:rsid="001e359c"/>
    </style:style>
    <style:style style:name="T3" style:family="text">
      <style:text-properties fo:color="#000000" officeooo:rsid="001e359c"/>
    </style:style>
    <style:style style:name="T4" style:family="text">
      <style:text-properties officeooo:rsid="001e5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eek's Den</text:span></text:p>
      <text:p text:style-name="P5">5 DEBILITATS</text:p>
      <text:p text:style-name="P4"><text:span text:style-name="T1"><text:tab/>-No tenim una clientela molt extens</text:span><text:span text:style-name="T2">a, </text:span><text:span text:style-name="T4">els clients son especials.</text:span><text:span text:style-name="T1"><text:line-break/><text:tab/>-Condicionats a actualitzar el producte.<text:line-break/><text:tab/>-Manca experiència.<text:line-break/><text:tab/>-Desconeixement sobre la competència.<text:line-break/><text:tab/>-</text:span><text:span text:style-name="T2">No tenir l'impacte a la societat, que la gent no entengui el servei oferit.</text:span></text:p>
      <text:p text:style-name="P5">5 FORTALESES</text:p>
      <text:p text:style-name="P3"><text:tab/><text:span text:style-name="T1">-Coneixement de tots els serveis oferits, tant com la part del “ciber”, com el manga i els altres serveis hi ha un coneixement que no s'aprèn a les formacions que has de anar adquirint. <text:line-break/><text:tab/>-Instal·lacions adequades per desenvolupar els serveis oferits, hi ha lloc per tot i l'espai es abundant.<text:line-break/><text:tab/>-Diversitat de fonts d'ingrés, ho ferim tanta diversitat de serveis que obtenim ganasses de molt de punts.<text:line-break/><text:tab/>-No ens deixam els doblers amb treballadors per que nosaltres podem fer aquella feina.<text:line-break/><text:tab/>-Es apte per tot els </text:span><text:span text:style-name="T2">públics</text:span><text:span text:style-name="T1">, als e</text:span><text:span text:style-name="T2">sdev</text:span><text:span text:style-name="T1">en</text:span><text:span text:style-name="T2">imen</text:span><text:span text:style-name="T1">ts o les diferents parts de</text:span><text:span text:style-name="T2">l local no cal un tracte especific per a cada edat.</text:span></text:p>
      <text:p text:style-name="P3"><text:span text:style-name="T2"/></text:p>
      <text:p text:style-name="P5">5 OPORTUNITATS</text:p>
      <text:p text:style-name="P5"><text:tab/><text:span text:style-name="T3">-Nou mercat, aquests tipus de local no es veuen casi mai.<text:line-break/><text:tab/>-Productes especials per a clients especials.<text:line-break/><text:tab/>-Possibilitat de fer interaccions amb altres empreses relacionades, per exemple al “ciber” poder contactar amb colca empresa de videojocs per fer colca esdeveniment.<text:line-break/><text:tab/>-Hi ha un feedback amb els clients que ens fa encaminar els serveis al desitjat pels clients.<text:line-break/><text:tab/>-Els esdeveniments organitzats sempre estirà atraguen nova clientela.</text:span></text:p>
      <text:p text:style-name="P5">5 AMENACES</text:p>
      <text:p text:style-name="P3"><text:span text:style-name="T1"><text:tab/>-Risc de productes obsolets<text:line-break/><text:tab/></text:span><text:span text:style-name="T2">-El creixement lent dins el mercat, xerrant de Mallorca.<text:line-break/><text:tab/>-Entrada de nous competidors intentant imitar els nostre tipus de servei.<text:line-break/><text:tab/>-Saturació de mercat, no donem a bast a tot els que ens demandin. <text:line-break/><text:tab/>-No poder realitzar els esdeveniments que programem per diferents motius adversos. </text:span></text:p>
      <text:p text:style-name="P5">QUE POTSER PUGUI TENIR LA IDEA EMPRENEDORA QUE HAS ANAT</text:p>
      <text:p text:style-name="P5">PENSA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PT Sans" svg:font-family="'PT San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ansalonic </meta:initial-creator>
    <meta:creation-date>2014-11-05T12:20:34</meta:creation-date>
    <dc:date>2014-11-05T12:56:06</dc:date>
    <dc:creator>lsansalonic </dc:creator>
    <meta:editing-duration>PT1M40S</meta:editing-duration>
    <meta:editing-cycles>1</meta:editing-cycles>
    <meta:document-statistic meta:table-count="0" meta:image-count="0" meta:object-count="0" meta:page-count="1" meta:paragraph-count="11" meta:word-count="273" meta:character-count="1733" meta:non-whitespace-character-count="1448"/>
    <meta:generator>LibreOffice/4.0.2.2$Linux_X86_64 LibreOffice_project/400m0$Build-2</meta:generator>
  </office:meta>
</office:document-meta>
</file>